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b845" officeooo:paragraph-rsid="001db845"/>
    </style:style>
    <style:style style:name="P2" style:family="paragraph" style:parent-style-name="Standard">
      <style:text-properties officeooo:rsid="001db845" officeooo:paragraph-rsid="001dce3d"/>
    </style:style>
    <style:style style:name="P3" style:family="paragraph" style:parent-style-name="Standard">
      <style:text-properties officeooo:rsid="001dce3d" officeooo:paragraph-rsid="001dce3d"/>
    </style:style>
    <style:style style:name="P4" style:family="paragraph" style:parent-style-name="Standard">
      <style:text-properties officeooo:rsid="001dce3d" officeooo:paragraph-rsid="001f56da"/>
    </style:style>
    <style:style style:name="P5" style:family="paragraph" style:parent-style-name="Standard">
      <style:text-properties officeooo:rsid="001dce3d" officeooo:paragraph-rsid="0029c096"/>
    </style:style>
    <style:style style:name="P6" style:family="paragraph" style:parent-style-name="Standard">
      <style:text-properties officeooo:rsid="001dce3d" officeooo:paragraph-rsid="002a189a"/>
    </style:style>
    <style:style style:name="P7" style:family="paragraph" style:parent-style-name="Standard">
      <style:text-properties officeooo:rsid="001dce3d" officeooo:paragraph-rsid="0049268f"/>
    </style:style>
    <style:style style:name="P8" style:family="paragraph" style:parent-style-name="Standard">
      <style:text-properties officeooo:rsid="001dce3d" officeooo:paragraph-rsid="004a16ea"/>
    </style:style>
    <style:style style:name="P9" style:family="paragraph" style:parent-style-name="Standard">
      <style:text-properties officeooo:rsid="001dce3d" officeooo:paragraph-rsid="004dce32"/>
    </style:style>
    <style:style style:name="P10" style:family="paragraph" style:parent-style-name="Standard">
      <style:text-properties officeooo:rsid="001dce3d" officeooo:paragraph-rsid="00786af1"/>
    </style:style>
    <style:style style:name="P11" style:family="paragraph" style:parent-style-name="Standard">
      <style:text-properties officeooo:rsid="001dce3d" officeooo:paragraph-rsid="007e698d"/>
    </style:style>
    <style:style style:name="P12" style:family="paragraph" style:parent-style-name="Standard">
      <style:text-properties officeooo:rsid="001dce3d" officeooo:paragraph-rsid="009ddafd"/>
    </style:style>
    <style:style style:name="P13" style:family="paragraph" style:parent-style-name="Standard">
      <style:text-properties officeooo:rsid="001dce3d" officeooo:paragraph-rsid="00f79957"/>
    </style:style>
    <style:style style:name="P14" style:family="paragraph" style:parent-style-name="Standard">
      <style:text-properties officeooo:rsid="001dce3d" officeooo:paragraph-rsid="01daf4d8"/>
    </style:style>
    <style:style style:name="P15" style:family="paragraph" style:parent-style-name="Standard">
      <style:text-properties officeooo:rsid="001dce3d" officeooo:paragraph-rsid="023610ed"/>
    </style:style>
    <style:style style:name="T1" style:family="text">
      <style:text-properties officeooo:rsid="001dec95"/>
    </style:style>
    <style:style style:name="T2" style:family="text">
      <style:text-properties officeooo:rsid="002003cd"/>
    </style:style>
    <style:style style:name="T3" style:family="text">
      <style:text-properties officeooo:rsid="005aa43d"/>
    </style:style>
    <style:style style:name="T4" style:family="text">
      <style:text-properties officeooo:rsid="00d54d8b"/>
    </style:style>
    <style:style style:name="T5" style:family="text">
      <style:text-properties officeooo:rsid="00f79957"/>
    </style:style>
    <style:style style:name="T6" style:family="text">
      <style:text-properties officeooo:rsid="0113abda"/>
    </style:style>
    <style:style style:name="T7" style:family="text">
      <style:text-properties officeooo:rsid="0114bffb"/>
    </style:style>
    <style:style style:name="T8" style:family="text">
      <style:text-properties officeooo:rsid="0157f088"/>
    </style:style>
    <style:style style:name="T9" style:family="text">
      <style:text-properties officeooo:rsid="021bea0d"/>
    </style:style>
    <style:style style:name="T10" style:family="text">
      <style:text-properties officeooo:rsid="022a72bb"/>
    </style:style>
    <style:style style:name="T11" style:family="text">
      <style:text-properties officeooo:rsid="022c52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昨天今天明天，2018</text:p>
      <text:p text:style-name="P1"/>
      <text:p text:style-name="P2">演员表 <text:s/><text:span text:style-name="T11">3人</text:span>： </text:p>
      <text:p text:style-name="P2"><text:s text:c="2"/>主持人小崔：<text:span text:style-name="T9">Steven</text:span></text:p>
      <text:p text:style-name="P2"><text:s text:c="2"/>白云：<text:span text:style-name="T9">Vilion <text:s/>or <text:s/>Eunice</text:span></text:p>
      <text:p text:style-name="P2"><text:s text:c="2"/>黑土：<text:span text:style-name="T9">Chun</text:span></text:p>
      <text:p text:style-name="P2"/>
      <text:p text:style-name="P3">背景：1999 年春节联欢晚会， 经典小品， 昨天今天明天，续集</text:p>
      <text:p text:style-name="P3">注意：当主持人在自语的时候，白云黑土尽量不要什么都不做。</text:p>
      <text:p text:style-name="P3"/>
      <text:p text:style-name="P4">主持人：大家好，欢迎来到最新一期的实话实说。相信大家还记得大约<text:span text:style-name="T1">20年前，来过我们节目的一对欢喜冤家，白云和黑土，当时二老给我们带来了非常多的欢乐。转眼20年就要过去啦，但二老身体依然硬朗。今天我们再次把二老请到了现场，听听他们诉说新的昨天，今天，与明天。大家，掌声欢迎。。。。 （白云，黑土互相搀扶着上台，边走跟观众打招呼，白云带着墨镜，来台舞台后，才摘下）</text:span></text:p>
      <text:p text:style-name="P4"><text:s/></text:p>
      <text:p text:style-name="P4">主持人： 欢迎，欢迎大叔大妈哈，</text:p>
      <text:p text:style-name="P4"/>
      <text:p text:style-name="P4">主持人： 大妈，你好 （热情握手）</text:p>
      <text:p text:style-name="P4"/>
      <text:p text:style-name="P4">白云： 小崔，你好</text:p>
      <text:p text:style-name="P10"/>
      <text:p text:style-name="P10">主持人：你好啊，大叔 （热情握手）</text:p>
      <text:p text:style-name="P4"/>
      <text:p text:style-name="P4">黑土： 你好，小崔 </text:p>
      <text:p text:style-name="P4"/>
      <text:p text:style-name="P4"><text:s text:c="2"/>最初站位：黑土靠近 主持人</text:p>
      <text:p text:style-name="P4"/>
      <text:p text:style-name="P4">主持人：哎呀，别看<text:span text:style-name="T2">20年没见了，大妈，您这容颜真是越来越美了呀，看来心态保持的很好呀，</text:span></text:p>
      <text:p text:style-name="P4"/>
      <text:p text:style-name="P4">白云： 嗨，啥心态呀。美荣（yong），用手指着自己的脸，划了一个圈，，有钱，</text:p>
      <text:p text:style-name="P4"/>
      <text:p text:style-name="P4">主持人： 真好，大妈，看到您现在心态呀，真是打心眼里为您高兴啊（白云，黑土傻笑），</text:p>
      <text:p text:style-name="P4"/>
      <text:p text:style-name="P4">主持人：大叔，我看不仅大妈的容颜依旧，您这面色也很（停顿一下）有钱啊。</text:p>
      <text:p text:style-name="P11"/>
      <text:p text:style-name="P11">黑土：那是，你大妈现在，天天晚上敷面膜，还顺便叫上我。</text:p>
      <text:p text:style-name="P11"/>
      <text:p text:style-name="P11">主持人：哟，大叔，你也这么潮了呀！！</text:p>
      <text:p text:style-name="P11"/>
      <text:p text:style-name="P11">白云：主要是我带的</text:p>
      <text:p text:style-name="P11"/>
      <text:p text:style-name="P11">黑土： 那是。说到这个敷面膜啊，你大妈真的特别感动我。你大妈呀，怕面膜凉，都是先在自己脸上敷个半小时敷热了，再敷到我的脸上。把我感动的不行。（拉住白云的手，表达幸福感动）</text:p>
      <text:p text:style-name="P4"/>
      <text:p text:style-name="P4">主持人：大叔，这个，其实吧，，（白云打断主持人）</text:p>
      <text:p text:style-name="P4"/>
      <text:p text:style-name="P4">白云：那个小崔，我这是为他好啊，你说是不？ （然后，转头问黑土），你说是不，老伴？</text:p>
      <text:p text:style-name="P4"/>
      <text:p text:style-name="P4">黑土：那必需的呀</text:p>
      <text:p text:style-name="P4"/>
      <text:p text:style-name="P4">主持是：是是是，那必须是啊！ （说完，白云过来跟主持人击掌，主持人尴尬接受）</text:p>
      <text:p text:style-name="P4"/>
      <text:p text:style-name="P4">主持人：（尴尬，自语），唉，你看，谁说自私的爱不是爱呢？？</text:p>
      <text:p text:style-name="P4"/>
      <text:p text:style-name="P4"><text:soft-page-break/>主持人：大叔大妈，看来啊，这些年你们日子过得还是多姿多彩的哈，跟以前完全不是一个样子了呀。可得好好给大伙分享一下呀。</text:p>
      <text:p text:style-name="P4"/>
      <text:p text:style-name="P4">白云：没问题。小崔，也别光说我们，这些年听说你过的也挺惊心动魄的啊 ！</text:p>
      <text:p text:style-name="P4"/>
      <text:p text:style-name="P4">主持人：（自语）惊心动魄？？ 头回见人把过日子过出了碟站片的感觉。</text:p>
      <text:p text:style-name="P4"/>
      <text:p text:style-name="P4">黑土：（对白云）说啥呢？啥惊心动魄啊？植物大战僵尸呀？不会说话别说，</text:p>
      <text:p text:style-name="P4"/>
      <text:p text:style-name="P4">黑土：（对主持人），小崔，你别误会哈。你大妈是王者农药玩差劈了，动不动就冒出一个新词出来，我都经常被整蒙蔽。你大妈的意思是啊，你看，你这些年又去搞转基因，又去跟那啥肘子打官司，关心这关心那的，你这日子过得真是疾风骤雨啊！</text:p>
      <text:p text:style-name="P4"/>
      <text:p text:style-name="P4">主持人：（尴尬自语），这都什么词啊？东北人怎么还这么夸人呢？</text:p>
      <text:p text:style-name="P5"/>
      <text:p text:style-name="P5">白云：你可拉到吧，这个还不如惊心动魄尼？小崔啊，你听我说啊（示意黑土跟自己交换位置）。我跟你大叔，风风雨雨过这一辈子，虽然说小毛病不断，但他就那样一人，土（瞅着黑土），但是过得还算太平。我们就是看你吧身为一个名人，这些年，抑郁症刚治好，又跟这个吵，又跟那个吵的，何必让自己这吗么难受尼？</text:p>
      <text:p text:style-name="P5"/>
      <text:p text:style-name="P5">支持人：唉幺，谢谢大叔大妈关心哈。我感觉还好啦，虽然跟他们吵，但是我觉得内心是充实的。作为一个大叔大妈口中的名人，的对得起自己的人名啊不是。这可是二老教我的呀。是吧。</text:p>
      <text:p text:style-name="P5"/>
      <text:p text:style-name="P5">黑土：这倒是，我就说吧，小崔这孩子肯定能成大事。你现在（对白云）后悔当初没有把老李头家的闺女介绍给小崔了吧？要是当时跟小崔好了，就不用现在跟一个二傻子过日子了。</text:p>
      <text:p text:style-name="P5"/>
      <text:p text:style-name="P5">白云：谁二啥子呀？人家那明明是半身不遂。我看你才是个二啥子呢！二啥子呀（本来是叫小崔，口误叫成二啥子），</text:p>
      <text:p text:style-name="P5"/>
      <text:p text:style-name="P5">主持人：哎，（答应完发现尴尬了），</text:p>
      <text:p text:style-name="P5"/>
      <text:p text:style-name="P5">白云：这孩子，咋这实诚呢？大妈是口误，再说也没叫你啊，你答应个啥劲啊？哈哈哈（大笑）</text:p>
      <text:p text:style-name="P6"/>
      <text:p text:style-name="P6">主持人：（尴尬自语）我这还不如那二傻子呢！</text:p>
      <text:p text:style-name="P6"/>
      <text:p text:style-name="P15">主持人：大妈，记得上次您出那本书 月子的时候，引起了巨大的轰动，据说从村东头的厕所到隔壁村村</text:p>
      <text:p text:style-name="P15">西头的厕所，大家纷纷传阅啊，怎么样，这几年有没有出续集啊？</text:p>
      <text:p text:style-name="P6"/>
      <text:p text:style-name="P6">白云：刚要说话，被黑土抢话</text:p>
      <text:p text:style-name="P6"/>
      <text:p text:style-name="P6">黑土：这个事啊，小崔，我跟你说，我最有发言权了（趁机跟白云换位置）。当时月子 那本书出来的时候，引起了巨大的轰动是千真万确的（白云大妈竖起大拇指）。轰动到什么么程度啊， 书只要进了厕所就没出来过。</text:p>
      <text:p text:style-name="P6"/>
      <text:p text:style-name="P6">白云：（抢话），说啥呢？啥叫进了厕所就没出来过啊？ 没错，书本是进了厕所就没出来过，但是我相信书的内容已经进入了他们的林魂。你说是不小崔？ </text:p>
      <text:p text:style-name="P6"/>
      <text:p text:style-name="P6">黑土：你可拉到吧，还灵魂！谁没事去厕所洗刷灵魂啊？</text:p>
      <text:p text:style-name="P12">主持人：大叔，您看，您不能这样说大妈。那本月子我看过，虽然现在不记得里面说了写什么。但是只要一想到有人带着这本书到厕所去洗刷灵魂，我就觉得这本书没白写！！</text:p>
      <text:p text:style-name="P12"/>
      <text:p text:style-name="P6">白云：（跟黑土）看着没，人家小崔的觉悟就是你不一样。你这出门忘吃药的，录完赶紧回去，别给我出来丢人现眼。他吧。小崔，我都不系大说他。你说就他这土样，还整天跟我哼哼，“我们不一样，我们都有不同的境遇”。你可拉到吧，别以为敷了几天面膜，鞋靶子脸就不是鞋靶子脸了。依我看啊：“这么多年的夫妻，有谁比我更了解你，太多太多不容易，全是因为黑土你，时间转眼就过去，我的青春回不去，赵忠祥啊，你在哪里？” </text:p>
      <text:p text:style-name="P6"><text:soft-page-break/></text:p>
      <text:p text:style-name="P6">黑土：这都啥啊？你咋还整歌词呢？ 再说了，赵忠祥都多老了，你还念念不忘？ 我都怀疑你这审美是被驴子踢了一脚。</text:p>
      <text:p text:style-name="P7"/>
      <text:p text:style-name="P7">白云：可不就是被你踢过一脚吗？ （黑土面露不悦）我为啥不能想念赵忠祥？倪萍都成奶奶了，你不还是对人家死心塌地？</text:p>
      <text:p text:style-name="P8"/>
      <text:p text:style-name="P8">黑土：怎么了？我怎么就对倪萍死心塌地了？我要对他死心塌地还能跟你过啊？</text:p>
      <text:p text:style-name="P9"/>
      <text:p text:style-name="P9">白云：你想跟人家过，人家也的愿意啊不是！</text:p>
      <text:p text:style-name="P9"/>
      <text:p text:style-name="P15">主持人：好了，好了，大叔大妈，我看出来了，二老对待感情还是很专一的哈，至少<text:span text:style-name="T3">20年没有变过！！！</text:span></text:p>
      <text:p text:style-name="P15"/>
      <text:p text:style-name="P15">白云：小崔，我跟你说。我就受不了他那带着耳机到大街上跟几个老太太跳广场舞的样子。你是没见啊，大夏天的，带着耳机，那种头戴式的，四周还有一圈毛毛（收视），你说你不嫌热吗？ 不知道的还以为他是一二啥子呢？你说你这打扮，谁能跟他跳啊 ？</text:p>
      <text:p text:style-name="P9"/>
      <text:p text:style-name="P9">主持人：没人跟大叔跳舞 ？那大妈您去啊！ </text:p>
      <text:p text:style-name="P9"/>
      <text:p text:style-name="P9">白云： 我才不惜打去呢！我练我的瑜伽，见他没舞跳，这不，我才好心拉他来练瑜伽</text:p>
      <text:p text:style-name="P9"/>
      <text:p text:style-name="P9">黑土： 你可拉到吧？这叫啥好心啊？你说我都<text:span text:style-name="T4">6,70岁的人了，也没有啥舞蹈的底子，上来就让我劈差。我哪劈的下去啊，她就可进的用脚踹啊。所以现在去练瑜伽，我都是带着护膝的，不然，准被她给踹残废了！！</text:span></text:p>
      <text:p text:style-name="P13"/>
      <text:p text:style-name="P13">主持人：唉幺，大叔，您这瑜伽练得这么惊险呢？ 大妈，也是，这么<text:span text:style-name="T5">揠苗助长锻炼身体可不行啊。</text:span></text:p>
      <text:p text:style-name="P13"/>
      <text:p text:style-name="P13">白云：我也认识到这点了，我这方面确实做的，怎么说呢？比较彪悍吧，我回去收敛一点，我练瑜伽，你在旁边给我递毛巾，行不？</text:p>
      <text:p text:style-name="P14"/>
      <text:p text:style-name="P14">黑土：太行了。（对白云）</text:p>
      <text:p text:style-name="P14"/>
      <text:p text:style-name="P15">黑土： 谢谢你哈， 小崔。你让我直接多活<text:span text:style-name="T6">20年！！你不知道她们家的人啊，遗传这个腿脚不好的毛病，</text:span></text:p>
      <text:p text:style-name="P15"><text:span text:style-name="T6">她爸爸就是因为老了得了这些毛病去世的。你说就老老实实走路就行了呗，非的这么作！</text:span></text:p>
      <text:p text:style-name="P13"/>
      <text:p text:style-name="P13">白云： 怎么说话呢？好像跟着我就少活<text:span text:style-name="T7">20年似的。还把我爸搬出来了！怎么着你想跟我爸单独聊聊？？</text:span></text:p>
      <text:p text:style-name="P13"/>
      <text:p text:style-name="P13">黑土：不用，不用。你赢了！你赢啦！ 唉，咱们在一起，我就没赢过。</text:p>
      <text:p text:style-name="P13"/>
      <text:p text:style-name="P13">主持人：大叔，您幸亏没赢过啊。不然我那<text:span text:style-name="T8">20年也是白给啊。</text:span></text:p>
      <text:p text:style-name="P13"/>
      <text:p text:style-name="P13">主持人：好了。今天我们跟大叔大妈又度过了一个非常愉快的下午（或者上午）。在这节目接近尾声的时刻，二老请用一句话总结一下吧，或者说一下对未来的期待，大叔先开始：</text:p>
      <text:p text:style-name="P13"/>
      <text:p text:style-name="P13">黑土：额，，这个，，能不能送我一台蓝牙耳机？ </text:p>
      <text:p text:style-name="P13"/>
      <text:p text:style-name="P13">黑土：听说那玩意 还不用线，</text:p>
      <text:p text:style-name="P13"/>
      <text:p text:style-name="P13">主持人：您瞧瞧，大叔还忘不了广场舞那茬 ？大妈呢？</text:p>
      <text:p text:style-name="P13"/>
      <text:p text:style-name="P13">白云：（对黑土）说的些什么？还好意思跟人要耳机？咱还买不起个耳机吗？真的是！！</text:p>
      <text:p text:style-name="P13">（对主持人）就一句哈 ？ <text:s/>大妈不像你大叔，这么肤浅。 这样吧，回头赠我一箱面膜！</text:p>
      <text:p text:style-name="P13"/>
      <text:p text:style-name="P13">主持人： 这个，好吧，果然深刻。没问题，蓝牙耳机和面膜就在后台，一会录完节目，就给二位哈，然后呢，我们的节目</text:p>
      <text:p text:style-name="P13"><text:soft-page-break/></text:p>
      <text:p text:style-name="P13">白云，黑土： 在后台？ （而然快步搀扶着走下舞台，）</text:p>
      <text:p text:style-name="P13"/>
      <text:p text:style-name="P13">主持人： 哎 ？哎 ？大叔大妈！！ （见二老已经离开舞台）你看，要不说，大叔大妈身体硬朗呢 ？走的比我都快。好吧，感谢大家观看今天的节目，我是小崔。拒绝转基因，抵制方肘子。我们下次再见！！</text:p>
      <text:p text:style-name="P13"/>
      <text:p text:style-name="P13">三人在舞台谢幕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1:10:57.041970799</meta:creation-date>
    <dc:date>2018-01-07T16:59:13.977010054</dc:date>
    <meta:editing-duration>P1DT4H57M7S</meta:editing-duration>
    <meta:editing-cycles>224</meta:editing-cycles>
    <meta:generator>LibreOffice/5.1.6.2$Linux_X86_64 LibreOffice_project/10m0$Build-2</meta:generator>
    <meta:document-statistic meta:table-count="0" meta:image-count="0" meta:object-count="0" meta:page-count="4" meta:paragraph-count="76" meta:word-count="3203" meta:character-count="3311" meta:non-whitespace-character-count="3241"/>
  </office:meta>
</office:document-meta>
</file>